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ViewResponseBodyAdvice.supports( MethodParameter returnType , Class &lt; ? extends HttpMessageConverter &lt; ? &gt; &gt; convert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ViewResponseBodyAdvice.beforeBodyWriteInternal( FastJsonContainer container , MediaType contentType , MethodParameter returnType , ServerHttpRequest request , ServerHttp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ResponseBodyAdvice.beforeBodyWrite( Object body , MethodParameter returnType , MediaType selectedContentType , Class &lt; ? extends HttpMessageConverter &lt; ? &gt; &gt; selectedConverter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ViewResponseBodyAdvice.getOrCreateContainer(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